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450047E72DE93E5D0C.png" manifest:media-type="image/png"/>
  <manifest:file-entry manifest:full-path="Pictures/100002010000003700000045A587219E49159527.png" manifest:media-type="image/png"/>
  <manifest:file-entry manifest:full-path="Pictures/100002010000003700000045021FC2A3894501B4.png" manifest:media-type="image/png"/>
  <manifest:file-entry manifest:full-path="Pictures/100002010000003700000045642F04C01C05FB86.png" manifest:media-type="image/png"/>
  <manifest:file-entry manifest:full-path="Pictures/1000020100000037000000450C0AB3A798A1265B.png" manifest:media-type="image/png"/>
  <manifest:file-entry manifest:full-path="Pictures/100002010000003700000045554243A8ED96B85D.png" manifest:media-type="image/png"/>
  <manifest:file-entry manifest:full-path="Pictures/1000020100000037000000459ECB00671938BE6B.png" manifest:media-type="image/png"/>
  <manifest:file-entry manifest:full-path="Pictures/100002010000003700000045D84C508540C77600.png" manifest:media-type="image/png"/>
  <manifest:file-entry manifest:full-path="Pictures/1000020100000037000000458D0D2F972DF6722F.png" manifest:media-type="image/png"/>
  <manifest:file-entry manifest:full-path="Pictures/100002010000003700000045CC936953D273DAC8.png" manifest:media-type="image/png"/>
  <manifest:file-entry manifest:full-path="Pictures/1000020100000037000000455C5F146905F71D97.png" manifest:media-type="image/png"/>
  <manifest:file-entry manifest:full-path="Pictures/100002010000003700000045C923E4CE2922150F.png" manifest:media-type="image/png"/>
  <manifest:file-entry manifest:full-path="Pictures/10000201000000370000004589FC4C3CB08C319D.png" manifest:media-type="image/png"/>
  <manifest:file-entry manifest:full-path="Pictures/100002010000003700000045031572C3BD7B8EBE.png" manifest:media-type="image/png"/>
  <manifest:file-entry manifest:full-path="Pictures/100002010000003700000045BEE47B5C85D76022.png" manifest:media-type="image/png"/>
  <manifest:file-entry manifest:full-path="Pictures/100002010000003700000045F7936F75EADD4BA2.png" manifest:media-type="image/png"/>
  <manifest:file-entry manifest:full-path="Pictures/100002010000003700000045A1C61EE434774347.png" manifest:media-type="image/png"/>
  <manifest:file-entry manifest:full-path="Pictures/100002010000003700000045F335DE4834F273F8.png" manifest:media-type="image/png"/>
  <manifest:file-entry manifest:full-path="Pictures/100002010000003700000045C090CE4414A36526.png" manifest:media-type="image/png"/>
  <manifest:file-entry manifest:full-path="Pictures/100002010000003700000045DF885EF22BE6F2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54cm" svg:height="1.825cm" svg:x="1.594cm" svg:y="1.477cm">
          <draw:image xlink:href="Pictures/100002010000003700000045BEE47B5C85D76022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4.064cm" svg:y="1.477cm">
          <draw:image xlink:href="Pictures/100002010000003700000045021FC2A3894501B4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6.42cm" svg:y="1.524cm">
          <draw:image xlink:href="Pictures/100002010000003700000045F335DE4834F273F8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8.636cm" svg:y="1.477cm">
          <draw:image xlink:href="Pictures/1000020100000037000000450C0AB3A798A1265B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1.594cm" svg:y="4.986cm">
          <draw:image xlink:href="Pictures/1000020100000037000000455C5F146905F71D97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4.134cm" svg:y="4.986cm">
          <draw:image xlink:href="Pictures/100002010000003700000045D84C508540C77600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6.42cm" svg:y="4.986cm">
          <draw:image xlink:href="Pictures/100002010000003700000045F7936F75EADD4BA2.png" xlink:type="simple" xlink:show="embed" xlink:actuate="onLoad" loext:mime-type="image/png">
            <text:p/>
          </draw:image>
        </draw:frame>
        <draw:frame draw:style-name="gr1" draw:text-style-name="P1" draw:layer="layout" svg:width="1.454cm" svg:height="1.825cm" svg:x="8.706cm" svg:y="5.033cm">
          <draw:image xlink:href="Pictures/10000201000000370000004589FC4C3CB08C319D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.524cm" svg:y="8.589cm">
          <draw:image xlink:href="Pictures/100002010000003700000045A1C61EE434774347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4.134cm" svg:y="8.589cm">
          <draw:image xlink:href="Pictures/100002010000003700000045CC936953D273DAC8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6.42cm" svg:y="8.589cm">
          <draw:image xlink:href="Pictures/100002010000003700000045642F04C01C05FB86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8.636cm" svg:y="8.542cm">
          <draw:image xlink:href="Pictures/100002010000003700000045C090CE4414A36526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3.208cm" svg:y="1.477cm">
          <draw:image xlink:href="Pictures/100002010000003700000045DF885EF22BE6F295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5.494cm" svg:y="1.477cm">
          <draw:image xlink:href="Pictures/100002010000003700000045031572C3BD7B8EBE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7.596cm" svg:y="1.477cm">
          <draw:image xlink:href="Pictures/1000020100000037000000459ECB00671938BE6B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9.628cm" svg:y="1.477cm">
          <draw:image xlink:href="Pictures/100002010000003700000045554243A8ED96B85D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3.208cm" svg:y="5.033cm">
          <draw:image xlink:href="Pictures/100002010000003700000045A587219E49159527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5.564cm" svg:y="5.033cm">
          <draw:image xlink:href="Pictures/1000020100000037000000450047E72DE93E5D0C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7.596cm" svg:y="5.033cm">
          <draw:image xlink:href="Pictures/1000020100000037000000458D0D2F972DF6722F.png" xlink:type="simple" xlink:show="embed" xlink:actuate="onLoad" loext:mime-type="image/png">
            <text:p/>
          </draw:image>
        </draw:frame>
        <draw:frame draw:style-name="gr2" draw:text-style-name="P2" draw:layer="layout" svg:width="1.454cm" svg:height="1.825cm" svg:x="19.628cm" svg:y="5.033cm">
          <draw:image xlink:href="Pictures/100002010000003700000045C923E4CE2922150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6:59:06.162145477</meta:creation-date>
    <dc:date>2020-08-12T07:42:40.075702976</dc:date>
    <meta:editing-duration>PT17M8S</meta:editing-duration>
    <meta:editing-cycles>5</meta:editing-cycles>
    <meta:generator>LibreOffice/6.4.4.2$Linux_X86_64 LibreOffice_project/40$Build-2</meta:generator>
    <meta:document-statistic meta:object-count="43"/>
  </office:meta>
</office:document-meta>
</file>